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1" svg:font-family="StarSymbol" style:font-charset="x-symbol"/>
    <style:font-face style:name="StarSymbol" svg:font-family="Star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Text_20_body">
      <style:text-properties fo:color="#000000" style:text-outline="false" style:text-line-through-style="none" fo:text-shadow="none" style:text-underline-style="non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text-properties fo:font-style="italic" style:font-style-asian="italic" style:font-style-complex="italic"/>
    </style:style>
    <style:style style:name="P6" style:family="paragraph" style:parent-style-name="Text_20_body">
      <style:text-properties fo:font-style="italic" style:font-name-asian="DejaVu Sans" style:font-style-asian="italic" style:font-name-complex="DejaVu Sans" style:font-style-complex="italic"/>
    </style:style>
    <style:style style:name="P7" style:family="paragraph" style:parent-style-name="Text_20_body">
      <style:paragraph-properties fo:text-align="center" style:justify-single-word="false" fo:break-before="pag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Text_20_body">
      <style:paragraph-properties fo:margin-left="0in" fo:margin-right="0in" fo:text-align="start" style:justify-single-word="false" fo:text-indent="0in" style:auto-text-indent="false"/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name-asian="Monospace" style:font-size-asian="12pt" style:font-style-asian="italic" style:font-weight-asian="bold" style:font-name-complex="Monospace" style:font-size-complex="12pt" style:font-style-complex="italic" style:font-weight-complex="normal"/>
    </style:style>
    <style:style style:name="P11" style:family="paragraph" style:parent-style-name="Heading_20_1">
      <style:text-properties fo:color="#000000" style:text-outline="false" style:text-line-through-style="none" fo:text-shadow="none" style:text-underline-style="none"/>
    </style:style>
    <style:style style:name="P12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P13" style:family="paragraph" style:parent-style-name="Standard" style:list-style-name="L2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14" style:family="paragraph" style:parent-style-name="Standard" style:list-style-name="L14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14">
      <style:paragraph-properties fo:text-align="start" style:justify-single-word="false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fo:font-weight="bold" style:font-weight-asian="bold" style:font-weight-complex="bold"/>
    </style:style>
    <style:style style:name="P18" style:family="paragraph" style:parent-style-name="Text_20_body" style:list-style-name="L1">
      <style:text-properties fo:font-weight="bold" style:font-name-asian="DejaVu Sans" style:font-weight-asian="bold" style:font-name-complex="DejaVu Sans" style:font-weight-complex="bold"/>
    </style:style>
    <style:style style:name="P19" style:family="paragraph" style:parent-style-name="Text_20_body" style:list-style-name="L1"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0" style:family="paragraph" style:parent-style-name="Text_20_body" style:list-style-name="L2">
      <style:paragraph-properties fo:text-align="start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1" style:family="paragraph" style:parent-style-name="Text_20_body" style:list-style-name="L3">
      <style:paragraph-properties fo:text-align="start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2" style:family="paragraph" style:parent-style-name="Text_20_body" style:list-style-name="L4">
      <style:paragraph-properties fo:text-align="start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Text_20_body" style:list-style-name="L5">
      <style:paragraph-properties fo:text-align="start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 style:list-style-name="L6">
      <style:paragraph-properties fo:text-align="start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Text_20_body" style:list-style-name="L7">
      <style:paragraph-properties fo:text-align="start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Text_20_body" style:list-style-name="L8">
      <style:paragraph-properties fo:text-align="start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Text_20_body" style:list-style-name="L9">
      <style:paragraph-properties fo:text-align="start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8" style:family="paragraph" style:parent-style-name="Text_20_body" style:list-style-name="L10">
      <style:paragraph-properties fo:text-align="start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29" style:family="paragraph" style:parent-style-name="Text_20_body" style:list-style-name="L11">
      <style:paragraph-properties fo:text-align="start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 style:parent-style-name="Text_20_body" style:list-style-name="L12">
      <style:paragraph-properties fo:text-align="start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31" style:family="paragraph" style:parent-style-name="Text_20_body" style:list-style-name="L13">
      <style:paragraph-properties fo:text-align="start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32" style:family="paragraph" style:parent-style-name="Text_20_body" style:list-style-name="L2">
      <style:paragraph-properties fo:text-align="start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P33" style:family="paragraph" style:parent-style-name="Text_20_body" style:list-style-name="L2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Text_20_body" style:list-style-name="L2">
      <style:paragraph-properties fo:text-align="start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P35" style:family="paragraph" style:parent-style-name="Text_20_body" style:list-style-name="L1">
      <style:text-properties fo:font-style="italic" style:font-style-asian="italic" style:font-style-complex="italic"/>
    </style:style>
    <style:style style:name="P36" style:family="paragraph" style:parent-style-name="Text_20_body" style:list-style-name="L1">
      <style:text-properties fo:font-style="italic" fo:font-weight="normal" style:font-style-asian="italic" style:font-weight-asian="normal" style:font-style-complex="italic" style:font-weight-complex="normal"/>
    </style:style>
    <style:style style:name="P37" style:family="paragraph" style:parent-style-name="Text_20_body" style:list-style-name="L1">
      <style:text-properties fo:font-style="normal" fo:font-weight="bold" style:font-style-asian="normal" style:font-weight-asian="bold" style:font-style-complex="normal" style:font-weight-complex="bold"/>
    </style:style>
    <style:style style:name="P38" style:family="paragraph" style:parent-style-name="Text_20_body" style:list-style-name="L1">
      <style:text-properties style:text-underline-style="none" fo:font-weight="bold" style:font-weight-asian="bold" style:font-weight-complex="bold"/>
    </style:style>
    <style:style style:name="P39" style:family="paragraph" style:parent-style-name="Text_20_body" style:list-style-name="L2">
      <style:paragraph-properties fo:margin-left="0in" fo:margin-right="0in" fo:text-align="start" style:justify-single-word="false" fo:text-indent="0in" style:auto-text-indent="false"/>
    </style:style>
    <style:style style:name="P40" style:family="paragraph" style:parent-style-name="Text_20_body" style:list-style-name="L2">
      <style:paragraph-properties fo:margin-left="0in" fo:margin-right="0in" fo:text-align="start" style:justify-single-word="false" fo:text-indent="0in" style:auto-text-indent="false"/>
      <style:text-properties fo:font-style="normal" style:font-style-asian="normal" style:font-style-complex="normal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Times New Roman" style:font-name-asian="Times New Roman" style:font-name-complex="Times New Roman"/>
    </style:style>
    <style:style style:name="T3" style:family="text">
      <style:text-properties fo:color="#000000" style:text-outline="false" style:text-line-through-style="none" style:font-name="Thorndale" fo:font-size="12pt" fo:font-style="normal" fo:text-shadow="none" style:text-underline-style="none" style:font-size-asian="12pt" style:font-style-asian="normal" style:font-size-complex="12pt" style:font-style-complex="normal"/>
    </style:style>
    <style:style style:name="T4" style:family="text"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style:text-outline="false" style:text-line-through-style="none" fo:font-style="normal" fo:text-shadow="none" style:text-underline-style="none" fo:font-weight="bold" style:font-style-asian="normal" style:font-weight-asian="bold" style:font-style-complex="normal" style:font-weight-complex="bold"/>
    </style:style>
    <style:style style:name="T6" style:family="text"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name-asian="Monospace" style:font-size-asian="12pt" style:font-style-asian="italic" style:font-weight-asian="normal" style:font-name-complex="Monospace" style:font-size-complex="12pt" style:font-style-complex="italic" style:font-weight-complex="normal"/>
    </style:style>
    <style:style style:name="T7" style:family="text">
      <style:text-properties fo:color="#000000" style:text-outline="false" style:text-line-through-style="none" style:font-name="Times New Roman" fo:font-size="12pt" fo:font-style="italic" fo:text-shadow="none" style:text-underline-style="none" fo:font-weight="normal" style:font-name-asian="Monospace" style:font-size-asian="12pt" style:font-style-asian="italic" style:font-weight-asian="bold" style:font-name-complex="Monospace" style:font-size-complex="12pt" style:font-style-complex="italic" style:font-weight-complex="normal"/>
    </style:style>
    <style:style style:name="T8" style:family="text">
      <style:text-properties fo:color="#000000" style:text-outline="false" style:text-line-through-style="none" style:font-name="Times New Roman" fo:font-size="12pt" fo:text-shadow="none" style:text-underline-style="none" fo:font-weight="bold" style:font-name-asian="Monospace" style:font-size-asian="12pt" style:font-weight-asian="bold" style:font-name-complex="Monospace" style:font-size-complex="12pt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style:font-name-asian="DejaVu Sans" style:font-weight-asian="normal" style:font-name-complex="DejaVu Sans" style:font-weight-complex="normal"/>
    </style:style>
    <style:style style:name="T11" style:family="text">
      <style:text-properties style:font-name-asian="DejaVu Sans" style:font-name-complex="DejaVu Sans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bullet text:level="3" text:style-name="Bullet_20_Symbols" style:num-suffix="." text:bullet-char="➢">
        <style:list-level-properties text:space-before="0.75in" text:min-label-width="0.25in"/>
        <style:text-properties style:font-name="StarSymbol1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number text:level="1" style:num-suffix="." style:num-format="1">
        <style:list-level-properties text:space-before="0.5in" text:min-label-width="0.25in"/>
      </text:list-level-style-number>
      <text:list-level-style-bullet text:level="2" text:style-name="Bullet_20_Symbols" style:num-suffix="." text:bullet-char="➢">
        <style:list-level-properties text:space-before="0.7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7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.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75in" text:min-label-width="0.25in"/>
        <style:text-properties style:font-name="StarSymbol"/>
      </text:list-level-style-bullet>
    </text:list-style>
    <text:list-style style:name="L3">
      <text:list-level-style-number text:level="1" style:num-suffix="." style:num-format="1">
        <style:list-level-properties text:space-before="0.5in" text:min-label-width="0.25in"/>
      </text:list-level-style-number>
      <text:list-level-style-bullet text:level="2" text:style-name="Bullet_20_Symbols" style:num-suffix="." text:bullet-char="➢">
        <style:list-level-properties text:space-before="0.7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1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.25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7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2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.25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75in" text:min-label-width="0.25in"/>
        <style:text-properties style:font-name="StarSymbol"/>
      </text:list-level-style-bullet>
    </text:list-style>
    <text:list-style style:name="L4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Bullet_20_Symbols" style:num-suffix="." text:bullet-char="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5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Bullet_20_Symbols" style:num-suffix="." text:bullet-char="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Bullet_20_Symbols" style:num-suffix="." text:bullet-char="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Bullet_20_Symbols" style:num-suffix="." text:bullet-char="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Bullet_20_Symbols" style:num-suffix="." text:bullet-char="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Bullet_20_Symbols" style:num-suffix="." text:bullet-char="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Bullet_20_Symbols" style:num-suffix="." text:bullet-char="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Bullet_20_Symbols" style:num-suffix="." text:bullet-char="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Bullet_20_Symbols" style:num-suffix="." text:bullet-char="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3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Bullet_20_Symbols" style:num-suffix="." text:bullet-char="➢">
        <style:list-level-properties text:space-before="0.5in" text:min-label-width="0.25in"/>
        <style:text-properties style:font-name="StarSymbol1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4">
      <text:list-level-style-number text:level="1" text:style-name="Numbering_20_Symbols" style:num-suffix="." style:num-format="1">
        <style:list-level-properties text:space-before="1in" text:min-label-width="0.25in"/>
      </text:list-level-style-number>
      <text:list-level-style-number text:level="2" text:style-name="Numbering_20_Symbols" style:num-suffix="." style:num-format="1">
        <style:list-level-properties text:space-before="1.25in" text:min-label-width="0.25in"/>
      </text:list-level-style-number>
      <text:list-level-style-number text:level="3" text:style-name="Numbering_20_Symbols" style:num-suffix="." style:num-format="1">
        <style:list-level-properties text:space-before="1.5in" text:min-label-width="0.25in"/>
      </text:list-level-style-number>
      <text:list-level-style-number text:level="4" text:style-name="Numbering_20_Symbols" style:num-suffix="." style:num-format="1">
        <style:list-level-properties text:space-before="1.75in" text:min-label-width="0.25in"/>
      </text:list-level-style-number>
      <text:list-level-style-number text:level="5" text:style-name="Numbering_20_Symbols" style:num-suffix="." style:num-format="1">
        <style:list-level-properties text:space-before="2in" text:min-label-width="0.25in"/>
      </text:list-level-style-number>
      <text:list-level-style-number text:level="6" text:style-name="Numbering_20_Symbols" style:num-suffix="." style:num-format="1">
        <style:list-level-properties text:space-before="2.25in" text:min-label-width="0.25in"/>
      </text:list-level-style-number>
      <text:list-level-style-number text:level="7" text:style-name="Numbering_20_Symbols" style:num-suffix="." style:num-format="1">
        <style:list-level-properties text:space-before="2.5in" text:min-label-width="0.25in"/>
      </text:list-level-style-number>
      <text:list-level-style-number text:level="8" text:style-name="Numbering_20_Symbols" style:num-suffix="." style:num-format="1">
        <style:list-level-properties text:space-before="2.75in" text:min-label-width="0.25in"/>
      </text:list-level-style-number>
      <text:list-level-style-number text:level="9" text:style-name="Numbering_20_Symbols" style:num-suffix="." style:num-format="1">
        <style:list-level-properties text:space-before="3in" text:min-label-width="0.25in"/>
      </text:list-level-style-number>
      <text:list-level-style-number text:level="10" text:style-name="Numbering_20_Symbols" style:num-suffix="." style:num-format="1">
        <style:list-level-properties text:space-before="3.2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ming Guidelines</text:p>
      <text:p text:style-name="P1"/>
      <text:table-of-content text:style-name="Sect1" text:name="Table of Contents1">
        <text:table-of-content-source text:outline-level="4" text:use-index-source-styles="true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2">1.Naming Conventions<text:tab/>2</text:p>
          <text:p text:style-name="P12">2.Files<text:tab/>4</text:p>
          <text:p text:style-name="P12">3.Statements<text:tab/>5</text:p>
          <text:p text:style-name="P12">4.Layout and Comments <text:tab/>5</text:p>
        </text:index-body>
      </text:table-of-content>
      <text:p text:style-name="P1"/>
      <text:p text:style-name="P7"/>
      <text:list text:style-name="Numbering_20_1">
        <text:list-item>
          <text:p text:style-name="Heading_20_1">Naming Conventions</text:p>
        </text:list-item>
      </text:list>
      <text:p text:style-name="Text_20_body"/>
      <text:list text:style-name="L1">
        <text:list-item>
          <text:list>
            <text:list-item>
              <text:p text:style-name="P17">Names representing packages should be in all lower case</text:p>
              <text:list>
                <text:list-item>
                  <text:p text:style-name="P19">mypackage , org.myname.applicationname.ui</text:p>
                </text:list-item>
              </text:list>
            </text:list-item>
            <text:list-item>
              <text:p text:style-name="P17">Names representing types must be nouns and written in <text:s/>pascal case</text:p>
              <text:list>
                <text:list-item>
                  <text:p text:style-name="P35">Line , AudioSystem</text:p>
                </text:list-item>
              </text:list>
            </text:list-item>
            <text:list-item>
              <text:p text:style-name="P17">Names representing abstract classes must be prefixed with Abstract</text:p>
              <text:list>
                <text:list-item>
                  <text:p text:style-name="P35">AbstractParser</text:p>
                </text:list-item>
              </text:list>
            </text:list-item>
            <text:list-item>
              <text:p text:style-name="P17">Names representing interfaces must be prefixed with I</text:p>
              <text:list>
                <text:list-item>
                  <text:p text:style-name="P35">IParser</text:p>
                </text:list-item>
              </text:list>
            </text:list-item>
            <text:list-item>
              <text:p text:style-name="P17">Types extending abstract classes should replace the Abstract prefix with the specific implementation</text:p>
              <text:list>
                <text:list-item>
                  <text:p text:style-name="P35">AbstractParser <text:span text:style-name="T2">→</text:span> XmlParser</text:p>
                </text:list-item>
              </text:list>
            </text:list-item>
            <text:list-item>
              <text:p text:style-name="P17">Types implementing interfaces should replace the I prefix with the specific implementation</text:p>
              <text:list>
                <text:list-item>
                  <text:p text:style-name="P35">IParser <text:span text:style-name="T2">→</text:span> XmlParser</text:p>
                </text:list-item>
              </text:list>
            </text:list-item>
            <text:list-item>
              <text:p text:style-name="P37">Names representing enumerations must be suffixed with type</text:p>
              <text:list>
                <text:list-item>
                  <text:p text:style-name="P36">ParserType</text:p>
                </text:list-item>
              </text:list>
            </text:list-item>
            <text:list-item>
              <text:p text:style-name="P37">Names representing enumeration literals must be written in camel case</text:p>
              <text:list>
                <text:list-item>
                  <text:p text:style-name="P36">XmlParser,CsvParser</text:p>
                </text:list-item>
              </text:list>
            </text:list-item>
            <text:list-item>
              <text:p text:style-name="P17">Names representing variables must be written in camel case</text:p>
              <text:list>
                <text:list-item>
                  <text:p text:style-name="P35">line , audioSystem</text:p>
                </text:list-item>
              </text:list>
            </text:list-item>
            <text:list-item>
              <text:p text:style-name="P17">Names representing constants must be all upper case using underscore to separate words</text:p>
              <text:list>
                <text:list-item>
                  <text:p text:style-name="P35">MAX_ITERATIONS , COLOR_RED</text:p>
                </text:list-item>
              </text:list>
            </text:list-item>
            <text:list-item>
              <text:p text:style-name="P17">Names representing methods must be verbs written in camel case</text:p>
              <text:list>
                <text:list-item>
                  <text:p text:style-name="P35">getName() , computeTotalWidth()</text:p>
                </text:list-item>
              </text:list>
            </text:list-item>
            <text:list-item>
              <text:p text:style-name="P17">Abbreviations and acronyms should not be upper case when used as a name</text:p>
              <text:list>
                <text:list-item>
                  <text:p text:style-name="P35">exportHtmlSource() , openDvdPlayer()</text:p>
                </text:list-item>
              </text:list>
            </text:list-item>
            <text:list-item>
              <text:p text:style-name="P18">Private class variables should have underscore prefix</text:p>
              <text:list>
                <text:list-item>
                  <text:p text:style-name="P36">class Person <text:line-break/>{</text:p>
                </text:list-item>
              </text:list>
            </text:list-item>
          </text:list>
        </text:list-item>
      </text:list>
      <text:p text:style-name="P5"><text:tab/><text:tab/><text:tab/>private String _name;<text:line-break/><text:tab/><text:tab/><text:tab/>...<text:line-break/><text:tab/><text:tab/><text:span text:style-name="T11">}</text:span></text:p>
      <text:p text:style-name="P6"/>
      <text:list text:style-name="L1" text:continue-numbering="true">
        <text:list-item>
          <text:list text:continue-numbering="true">
            <text:list-item>
              <text:p text:style-name="P17"><text:soft-page-break/>Generic variables should have the same name as their type.</text:p>
              <text:list>
                <text:list-item>
                  <text:p text:style-name="P35">setTopic(Topic topic) , connect(Database database)</text:p>
                </text:list-item>
              </text:list>
            </text:list-item>
            <text:list-item>
              <text:p text:style-name="P18">Variables with large scope should have long names, variables with small scope can have short names.</text:p>
              <text:list>
                <text:list-item>
                  <text:p text:style-name="P35"><text:span text:style-name="T9">for(int i=0;i&lt;MAX_ITERATIONS;i++)<text:line-break/>{<text:line-break/> <text:tab/>...<text:line-break/></text:span><text:span text:style-name="T10">}</text:span></text:p>
                </text:list-item>
              </text:list>
            </text:list-item>
            <text:list-item>
              <text:p text:style-name="P18">The name of the object is implicit, and should be avoided in a method name</text:p>
              <text:list>
                <text:list-item>
                  <text:p text:style-name="P16">line.getLength() //NOT line.getLineLength()</text:p>
                </text:list-item>
              </text:list>
            </text:list-item>
            <text:list-item>
              <text:p text:style-name="P17"><text:span text:style-name="T3">T</text:span>he terms get/set must be used when a class variable is accessed directly</text:p>
            </text:list-item>
          </text:list>
        </text:list-item>
      </text:list>
      <text:list text:style-name="L2">
        <text:list-item>
          <text:list>
            <text:list-item>
              <text:p text:style-name="P20">employee.setName(name) , employee.getName()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p text:style-name="P17">Boolean variables must be prefixed with is,can,has and have the appropriate set/get methods</text:p>
            </text:list-item>
          </text:list>
        </text:list-item>
      </text:list>
      <text:list text:style-name="L2">
        <text:list-item text:start-value="1">
          <text:list>
            <text:list-item text:start-value="1">
              <text:p text:style-name="P20">isStopped,setStopped(boolean stopped),isStopped() </text:p>
            </text:list-item>
            <text:list-item>
              <text:p text:style-name="P20">canStop,setStop(boolean stop),canStop() </text:p>
            </text:list-item>
          </text:list>
        </text:list-item>
      </text:list>
      <text:list text:style-name="L3">
        <text:list-item>
          <text:list>
            <text:list-item>
              <text:p text:style-name="P21">hasStopped,setStopped(boolean stopped),hasStopped()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p text:style-name="P17">The term compute can be used in methods where something is computed</text:p>
            </text:list-item>
          </text:list>
        </text:list-item>
      </text:list>
      <text:list text:style-name="L4">
        <text:list-item>
          <text:list>
            <text:list-item>
              <text:p text:style-name="P22">computeAverage()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p text:style-name="P17">The term find can be used in methods where something is looked up</text:p>
            </text:list-item>
          </text:list>
        </text:list-item>
      </text:list>
      <text:list text:style-name="L5">
        <text:list-item>
          <text:list>
            <text:list-item>
              <text:p text:style-name="P23">findShortestPath() , findUnusedElements()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p text:style-name="P17">The term initialize can be used where an object or a concept is established</text:p>
            </text:list-item>
          </text:list>
        </text:list-item>
      </text:list>
      <text:list text:style-name="L6">
        <text:list-item>
          <text:list>
            <text:list-item>
              <text:p text:style-name="P24">initializeFontSet() , initializeGui()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p text:style-name="P17">Plural should be used on names representing a collection of objects</text:p>
            </text:list-item>
          </text:list>
        </text:list-item>
      </text:list>
      <text:list text:style-name="L7">
        <text:list-item>
          <text:list>
            <text:list-item>
              <text:p text:style-name="P25">Collection&lt;Point&gt; points , int[] values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p text:style-name="P17">numberOf <text:span text:style-name="T1">prefix should be used for variables representing a number of objects</text:span></text:p>
            </text:list-item>
          </text:list>
        </text:list-item>
      </text:list>
      <text:list text:style-name="L8">
        <text:list-item>
          <text:list>
            <text:list-item>
              <text:p text:style-name="P26">numberOfPoints , numberOfLines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p text:style-name="P17">Abbreviations in names should be avoided</text:p>
            </text:list-item>
          </text:list>
        </text:list-item>
      </text:list>
      <text:list text:style-name="L9">
        <text:list-item>
          <text:list>
            <text:list-item>
              <text:p text:style-name="P27">computeAverage() // Not computeAvg()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p text:style-name="P17">Negated boolean variables names must be avoided</text:p>
            </text:list-item>
          </text:list>
        </text:list-item>
      </text:list>
      <text:list text:style-name="L10">
        <text:list-item>
          <text:list>
            <text:list-item>
              <text:p text:style-name="P28">boolean isFound // Not boolean isNotFound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p text:style-name="P17">Associated Constants should be prefixed by a common type name</text:p>
            </text:list-item>
          </text:list>
        </text:list-item>
      </text:list>
      <text:list text:style-name="L2">
        <text:list-item text:start-value="1">
          <text:list>
            <text:list-item text:start-value="1">
              <text:p text:style-name="P33">final int COLOR_RED=1;<text:line-break/>final int COLOR_GREEN =2;<text:line-break/>final int COLOR_BLUE = 3;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p text:style-name="P17">Exception classes should be suffixed with Exception</text:p>
            </text:list-item>
          </text:list>
        </text:list-item>
      </text:list>
      <text:list text:style-name="L11">
        <text:list-item>
          <text:list>
            <text:list-item>
              <text:p text:style-name="P29">Class AccessException , Class ValidatorException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p text:style-name="P17">Default interface implementations can be prefixed by Default</text:p>
            </text:list-item>
          </text:list>
        </text:list-item>
      </text:list>
      <text:list text:style-name="L12">
        <text:list-item>
          <text:list>
            <text:list-item>
              <text:p text:style-name="P30">Class DefaultTableCellRenderer implements ITableCellRenderer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p text:style-name="P38"><text:soft-page-break/>Singleton classes should return their sole instance through method getInstance()</text:p>
            </text:list-item>
          </text:list>
        </text:list-item>
      </text:list>
      <text:list text:style-name="L13">
        <text:list-item>
          <text:list>
            <text:list-item>
              <text:p text:style-name="P31">Class SwingManager<text:line-break/>{<text:line-break/> private static final SwingManager _INSTANCE=new SwingManager();<text:line-break/> <text:line-break/> private SwingManager()<text:line-break/> {<text:line-break/> }<text:line-break/> <text:line-break/> public static SwingManager getInstance()<text:line-break/> {<text:line-break/> return _INSTANCE;<text:line-break/> }<text:line-break/>}</text:p>
            </text:list-item>
          </text:list>
        </text:list-item>
      </text:list>
      <text:list text:style-name="L1" text:continue-numbering="true">
        <text:list-item>
          <text:list text:continue-numbering="true">
            <text:list-item>
              <text:p text:style-name="P38">All the test classes must have the Tester suffix, and the class name that is tested as a prefix.<text:line-break/><text:span text:style-name="T12">EquationTester, XmlParserTester</text:span></text:p>
            </text:list-item>
          </text:list>
        </text:list-item>
      </text:list>
      <text:p text:style-name="P4"/>
      <text:list text:style-name="Numbering_20_1" text:continue-numbering="true">
        <text:list-item>
          <text:p text:style-name="P11">Files</text:p>
        </text:list-item>
      </text:list>
      <text:p text:style-name="P3"/>
      <text:list text:style-name="L2">
        <text:list-item text:start-value="1">
          <text:p text:style-name="P34">Each line must be 150 characters long.</text:p>
        </text:list-item>
        <text:list-item>
          <text:p text:style-name="P34">Each file should be 1000 characters long.</text:p>
        </text:list-item>
        <text:list-item>
          <text:p text:style-name="P34">Each method should be 500 characters long.</text:p>
        </text:list-item>
      </text:list>
      <text:list text:style-name="Numbering_20_1" text:continue-numbering="true">
        <text:list-item>
          <text:p text:style-name="P8">Statements</text:p>
        </text:list-item>
      </text:list>
      <text:p text:style-name="Text_20_body"/>
      <text:list text:style-name="L2">
        <text:list-item text:start-value="1">
          <text:p text:style-name="P13">Class and Interface declarations should be organized in the following manner: </text:p>
        </text:list-item>
      </text:list>
      <text:list text:style-name="L14">
        <text:list-item>
          <text:p text:style-name="P14">Class/Interface documentation. </text:p>
        </text:list-item>
        <text:list-item>
          <text:p text:style-name="P15"><text:span text:style-name="Teletype"><text:span text:style-name="T4">class</text:span></text:span><text:span text:style-name="T4"> or </text:span><text:span text:style-name="Teletype"><text:span text:style-name="T4">interface</text:span></text:span><text:span text:style-name="T4"> statement. </text:span></text:p>
        </text:list-item>
        <text:list-item>
          <text:p text:style-name="P15"><text:span text:style-name="T4">Class (</text:span><text:span text:style-name="Teletype"><text:span text:style-name="T4">static</text:span></text:span><text:span text:style-name="T4">) variables in the order </text:span><text:span text:style-name="Teletype"><text:span text:style-name="T4">public</text:span></text:span><text:span text:style-name="T4">, </text:span><text:span text:style-name="Teletype"><text:span text:style-name="T4">protected</text:span></text:span><text:span text:style-name="T4">, package (no access modifier), </text:span><text:span text:style-name="Teletype"><text:span text:style-name="T4">private</text:span></text:span><text:span text:style-name="T4">. </text:span></text:p>
        </text:list-item>
        <text:list-item>
          <text:p text:style-name="P15"><text:span text:style-name="T4">Instance variables in the order </text:span><text:span text:style-name="Teletype"><text:span text:style-name="T4">public</text:span></text:span><text:span text:style-name="T4">, </text:span><text:span text:style-name="Teletype"><text:span text:style-name="T4">protected</text:span></text:span><text:span text:style-name="T4">, package (no access modifier), </text:span><text:span text:style-name="Teletype"><text:span text:style-name="T4">private</text:span></text:span><text:span text:style-name="T4">. </text:span></text:p>
        </text:list-item>
        <text:list-item>
          <text:p text:style-name="P14">Constructors. </text:p>
        </text:list-item>
        <text:list-item>
          <text:p text:style-name="P14">Class Methods. </text:p>
        </text:list-item>
        <text:list-item>
          <text:p text:style-name="P14">Getters/Setters </text:p>
        </text:list-item>
      </text:list>
      <text:p text:style-name="P9"/>
      <text:list text:style-name="L2" text:continue-numbering="true">
        <text:list-item>
          <text:p text:style-name="P34">Variables should be initialized where they are declared and they should be declared in the smallest scope possible. </text:p>
        </text:list-item>
        <text:list-item>
          <text:p text:style-name="P34">Class variables should never be declared public or protected, use protected or public setter/getter methods instead.</text:p>
        </text:list-item>
        <text:list-item>
          <text:p text:style-name="P34">Variables should be kept alive for as short a time as possible.</text:p>
        </text:list-item>
        <text:list-item>
          <text:p text:style-name="P34">Only logical expressions must be included in the <text:span text:style-name="Emphasis"><text:span text:style-name="T1">for/while/if</text:span></text:span> construction. </text:p>
        </text:list-item>
        <text:list-item>
          <text:p text:style-name="P34">The use of <text:span text:style-name="Emphasis"><text:span text:style-name="T1">break</text:span></text:span> and <text:span text:style-name="Emphasis"><text:span text:style-name="T1">continue</text:span></text:span> in loops should be avoided. </text:p>
        </text:list-item>
        <text:list-item>
          <text:p text:style-name="P34">Complex conditional expressions must be avoided. Introduce temporary boolean variables instead</text:p>
        </text:list-item>
        <text:list-item>
          <text:p text:style-name="P34">The use of magic numbers in the code should be avoided they can be declared as named constants instead. </text:p>
        </text:list-item>
      </text:list>
      <text:p text:style-name="P2"/>
      <text:list text:style-name="Numbering_20_1" text:continue-numbering="true">
        <text:list-item>
          <text:p text:style-name="Heading_20_1">Layout and Comments </text:p>
        </text:list-item>
      </text:list>
      <text:p text:style-name="Text_20_body"/>
      <text:list text:style-name="L2">
        <text:list-item text:start-value="1">
          <text:p text:style-name="P34">All comments should be written in English. </text:p>
        </text:list-item>
        <text:list-item>
          <text:p text:style-name="P34">All classes,methods and class variables should be documented using the Java documentation (javadoc) conventions. </text:p>
        </text:list-item>
        <text:list-item>
          <text:p text:style-name="P34">All packages should be documented using a package-info.java file.</text:p>
        </text:list-item>
        <text:list-item>
          <text:p text:style-name="P34">Tricky code should not be commented but rewritten if possible.</text:p>
        </text:list-item>
        <text:list-item>
          <text:p text:style-name="P39"><text:span text:style-name="T5">Getters must have the following javadoc documentation.<text:line-break/></text:span><text:span text:style-name="T7">/**<text:line-break/>* @return The </text:span><text:a xlink:type="simple" xlink:href="mailto:%7B@link">{@link</text:a><text:span text:style-name="T7"> _test}.<text:line-break/>*/ <text:line-break/>public String getTest()</text:span></text:p>
        </text:list-item>
      </text:list>
      <text:p text:style-name="P10"/>
      <text:p text:style-name="P10"/>
      <text:p text:style-name="P10"/>
      <text:p text:style-name="P10"/>
      <text:list text:style-name="L2" text:continue-numbering="true">
        <text:list-item>
          <text:p text:style-name="P40"><text:soft-page-break/><text:span text:style-name="T8">Setters must have the following javadoc documentation<text:line-break/></text:span><text:span text:style-name="T6">/**<text:line-break/>* @param test The </text:span><text:a xlink:type="simple" xlink:href="mailto:%7B@link">{@link</text:a><text:span text:style-name="T6"> _test} to set.<text:line-break/>*/ <text:line-break/>public void setTest ( String test )</text:span></text:p>
        </text:list-item>
        <text:list-item>
          <text:p text:style-name="P34">Brackets must start in a new line</text:p>
          <text:list>
            <text:list-item>
              <text:p text:style-name="P20">Class XmlParser<text:line-break/>{<text:line-break/><text:tab/> ...<text:line-break/>}</text:p>
            </text:list-item>
            <text:list-item>
              <text:p text:style-name="P20">while(true)<text:line-break/>{<text:line-break/> ...<text:line-break/>}</text:p>
            </text:list-item>
          </text:list>
        </text:list-item>
        <text:list-item>
          <text:p text:style-name="P32">White spaces</text:p>
          <text:list>
            <text:list-item>
              <text:p text:style-name="P32">Operators should be surrounded by a space character. </text:p>
            </text:list-item>
            <text:list-item>
              <text:p text:style-name="P32">Java reserved words should be followed by a white space. </text:p>
            </text:list-item>
            <text:list-item>
              <text:p text:style-name="P32">Commas should be followed by a white space. </text:p>
            </text:list-item>
            <text:list-item>
              <text:p text:style-name="P32">Colons should be surrounded by white space. </text:p>
            </text:list-item>
            <text:list-item>
              <text:p text:style-name="P32">Semicolons in for statements should be followed by a space character.</text:p>
            </text:list-item>
          </text:list>
        </text:list-item>
        <text:list-item>
          <text:p text:style-name="P34">Logical units within a block should be separated by one blank lin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1" svg:font-family="StarSymbol" style:font-charset="x-symbol"/>
    <style:font-face style:name="StarSymbol" svg:font-family="StarSymbol"/>
    <style:font-face style:name="Monospace" svg:font-family="Monospace" style:font-pitch="fixed"/>
    <style:font-face style:name="DejaVu Sans Mono" svg:font-family="'DejaVu Sans Mono'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list-style-name="Numbering_20_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list-style-name="Numbering_20_2" style:class="text">
      <style:paragraph-properties>
        <style:tab-stops/>
      </style:paragraph-properties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57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min-label-width="0.196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1972in" text:min-label-width="0.196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3937in" text:min-label-width="0.1965in"/>
      </text:list-level-style-number>
      <text:list-level-style-number text:level="4" text:style-name="Numbering_20_Symbols" style:num-prefix=" " style:num-suffix=" " style:num-format="1" text:display-levels="4">
        <style:list-level-properties text:space-before="0.5909in" text:min-label-width="0.1965in"/>
      </text:list-level-style-number>
      <text:list-level-style-number text:level="5" text:style-name="Numbering_20_Symbols" style:num-prefix=" " style:num-suffix=" " style:num-format="1" text:display-levels="5">
        <style:list-level-properties text:space-before="0.7874in" text:min-label-width="0.1965in"/>
      </text:list-level-style-number>
      <text:list-level-style-number text:level="6" text:style-name="Numbering_20_Symbols" style:num-prefix=" " style:num-suffix=" " style:num-format="1" text:display-levels="6">
        <style:list-level-properties text:space-before="0.9846in" text:min-label-width="0.196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1815in" text:min-label-width="0.1965in"/>
      </text:list-level-style-number>
      <text:list-level-style-number text:level="8" text:style-name="Numbering_20_Symbols" style:num-prefix=" " style:num-suffix=" " style:num-format="1" text:display-levels="8">
        <style:list-level-properties text:space-before="1.3787in" text:min-label-width="0.1965in"/>
      </text:list-level-style-number>
      <text:list-level-style-number text:level="9" text:style-name="Numbering_20_Symbols" style:num-prefix=" " style:num-suffix=" " style:num-format="1" text:display-levels="9">
        <style:list-level-properties text:space-before="1.5752in" text:min-label-width="0.196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style:num-suffix="." style:num-format="1">
        <style:list-level-properties text:min-label-width="0.1965in"/>
      </text:list-level-style-number>
      <text:list-level-style-number text:level="2" text:style-name="Numbering_20_Symbols" style:num-prefix=" " style:num-suffix=" " style:num-format="1" text:start-value="2" text:display-levels="2">
        <style:list-level-properties text:space-before="0.1965in" text:min-label-width="0.1965in"/>
      </text:list-level-style-number>
      <text:list-level-style-number text:level="3" text:style-name="Numbering_20_Symbols" style:num-prefix=" " style:num-suffix=" " style:num-format="1" text:start-value="3" text:display-levels="3">
        <style:list-level-properties text:space-before="0.3929in" text:min-label-width="0.3937in"/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space-before="0.7866in" text:min-label-width="0.4925in"/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space-before="1.2791in" text:min-label-width="0.5902in"/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space-before="1.8693in" text:min-label-width="0.7091in"/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space-before="2.5783in" text:min-label-width="0.9055in"/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space-before="3.4839in" text:min-label-width="1.0236in"/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space-before="4.5075in" text:min-label-width="1.1028in"/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space-before="5.6102in" text:min-label-width="1.2209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Edward Elric</meta:initial-creator>
    <meta:creation-date>2008-08-27T22:37:35</meta:creation-date>
    <dc:creator>Edward Elric</dc:creator>
    <dc:date>2009-01-06T01:44:46</dc:date>
    <meta:editing-cycles>99</meta:editing-cycles>
    <meta:editing-duration>PT5H51M2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106" meta:word-count="797" meta:character-count="5583"/>
  </office:meta>
</office:document-meta>
</file>